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808080" draw:fill="none" draw:fill-color="#ffffff" fo:min-height="2.25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standard">
      <style:graphic-properties draw:stroke="none" svg:stroke-color="#000000" draw:fill="none" draw:fill-color="#ffffff" fo:min-height="3.05cm"/>
    </style:style>
    <style:style style:name="P1" style:family="paragraph">
      <style:paragraph-properties fo:text-align="center"/>
      <style:text-properties fo:font-size="23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font-size="23pt" fo:font-style="italic" fo:font-weight="normal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3pt" style:font-size-asian="18pt" style:font-size-complex="18pt"/>
    </style:style>
    <style:style style:name="P5" style:family="paragraph">
      <style:text-properties fo:font-size="23pt" style:font-size-asian="18pt" style:font-size-complex="18pt"/>
    </style:style>
    <style:style style:name="P6" style:family="paragraph">
      <style:text-properties fo:font-size="24pt" fo:font-style="italic" fo:font-weight="normal" style:font-style-asian="italic" style:font-style-complex="italic"/>
    </style:style>
    <style:style style:name="T1" style:family="text">
      <style:text-properties fo:font-size="23pt" fo:font-style="italic" fo:font-weight="normal" style:font-size-asian="18pt" style:font-style-asian="italic" style:font-size-complex="18pt" style:font-style-complex="italic"/>
    </style:style>
    <style:style style:name="T2" style:family="text">
      <style:text-properties style:text-position="sub 58%" fo:font-size="23pt" fo:font-style="italic" fo:font-weight="normal" style:font-size-asian="18pt" style:font-style-asian="normal" style:font-size-complex="18pt" style:font-style-complex="normal"/>
    </style:style>
    <style:style style:name="T3" style:family="text">
      <style:text-properties style:text-position="sub 58%" fo:font-size="23pt" fo:font-style="italic" fo:font-weight="normal" style:font-size-asian="18pt" style:font-style-asian="italic" style:font-size-complex="18pt" style:font-style-complex="italic"/>
    </style:style>
    <style:style style:name="T4" style:family="text">
      <style:text-properties fo:font-size="23pt" fo:font-style="normal" fo:font-weight="normal" style:font-size-asian="18pt" style:font-style-asian="normal" style:font-size-complex="18pt" style:font-style-complex="normal"/>
    </style:style>
    <style:style style:name="T5" style:family="text">
      <style:text-properties style:text-position="0% 100%" fo:font-size="23pt" fo:font-style="normal" fo:font-weight="normal" style:font-size-asian="18pt" style:font-style-asian="normal" style:font-size-complex="18pt" style:font-style-complex="normal"/>
    </style:style>
    <style:style style:name="T6" style:family="text">
      <style:text-properties style:text-position="0% 100%" fo:font-size="23pt" fo:font-style="italic" fo:font-weight="normal" style:font-size-asian="18pt" style:font-style-asian="normal" style:font-size-complex="18pt" style:font-style-complex="normal"/>
    </style:style>
    <style:style style:name="T7" style:family="text">
      <style:text-properties style:text-position="0% 100%" fo:font-family="SimSun" fo:font-size="23pt" fo:language="en" fo:country="US" fo:font-style="italic" fo:font-weight="normal" style:font-size-asian="18pt" style:language-asian="en" style:country-asian="US" style:font-style-asian="normal" style:font-family-complex="SimSun" style:font-size-complex="18pt" style:font-style-complex="normal"/>
    </style:style>
    <style:style style:name="T8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9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10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11" style:family="text">
      <style:text-properties fo:font-size="23pt" style:font-size-asian="18pt" style:font-size-complex="18pt"/>
    </style:style>
    <style:style style:name="T12" style:family="text">
      <style:text-properties style:text-position="0% 100%" fo:font-family="Arial" style:font-style-name="Regular" style:font-family-generic="swiss" style:font-pitch="variable" fo:font-size="23pt" fo:language="en" fo:country="US" fo:font-style="normal" fo:font-weight="normal" style:font-family-asian="Arial" style:font-style-name-asian="Regular" style:font-family-generic-asian="swiss" style:font-pitch-asian="variable" style:font-size-asian="18pt" style:language-asian="en" style:country-asian="US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13" style:family="text">
      <style:text-properties fo:font-size="23pt" fo:font-style="italic" fo:font-weight="normal" style:font-style-asian="italic" style:font-style-complex="italic"/>
    </style:style>
    <style:style style:name="T14" style:family="text">
      <style:text-properties fo:font-size="23pt" fo:font-style="normal" fo:font-weight="normal" style:font-style-asian="normal" style:font-style-complex="normal"/>
    </style:style>
    <style:style style:name="T15" style:family="text">
      <style:text-properties style:text-position="0% 100%" fo:font-size="23pt" fo:font-style="normal" fo:font-weight="normal" style:font-style-asian="normal" style:font-style-complex="normal"/>
    </style:style>
    <style:style style:name="T16" style:family="text">
      <style:text-properties style:text-position="0% 100%" fo:font-size="23pt" fo:font-style="italic" fo:font-weight="normal" style:font-style-asian="normal" style:font-style-complex="normal"/>
    </style:style>
    <style:style style:name="T17" style:family="text">
      <style:text-properties style:text-position="0% 100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8" style:family="text">
      <style:text-properties style:text-position="sub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19" style:family="text">
      <style:text-properties style:text-position="0% 100%" fo:font-family="Arial" style:font-style-name="Regular" style:font-family-generic="swiss" style:font-pitch="variable" fo:font-size="23pt" fo:font-style="normal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20" style:family="text">
      <style:text-properties style:text-position="super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tyle-asian="normal" style:font-family-complex="Arial" style:font-style-name-complex="Regular" style:font-family-generic-complex="swiss" style:font-pitch-complex="variable" style:font-style-complex="normal"/>
    </style:style>
    <style:style style:name="T21" style:family="text">
      <style:text-properties fo:font-size="23pt" fo:font-style="italic" fo:font-weight="normal" style:font-style-asian="normal" style:font-style-complex="normal"/>
    </style:style>
    <style:style style:name="T22" style:family="text">
      <style:text-properties style:text-position="sub 58%" fo:font-size="23pt" fo:font-style="italic" fo:font-weight="normal" style:font-style-asian="normal" style:font-style-complex="normal"/>
    </style:style>
    <style:style style:name="T23" style:family="text">
      <style:text-properties style:text-position="sub 58%" fo:font-size="23pt" fo:font-style="italic" fo:font-weight="normal" style:font-style-asian="italic" style:font-style-complex="italic"/>
    </style:style>
    <style:style style:name="T24" style:family="text">
      <style:text-properties fo:font-size="24pt" fo:font-style="italic" fo:font-weight="normal" style:font-style-asian="italic" style:font-style-complex="italic"/>
    </style:style>
    <style:style style:name="T25" style:family="text">
      <style:text-properties style:text-position="0% 100%" fo:font-size="23pt" fo:font-style="italic" fo:font-weight="normal" style:font-style-asian="italic" style:font-style-complex="italic"/>
    </style:style>
    <style:style style:name="T26" style:family="text">
      <style:text-properties style:text-position="sub 58%" fo:font-family="Arial" style:font-style-name="Regular" style:font-family-generic="swiss" style:font-pitch="variable" fo:font-size="23pt" fo:font-style="italic" fo:font-weight="normal" style:font-family-asian="Arial" style:font-style-name-asian="Regular" style:font-family-generic-asian="swiss" style:font-pitch-asian="variable" style:font-size-asian="18pt" style:font-style-asian="normal" style:font-family-complex="Arial" style:font-style-name-complex="Regular" style:font-family-generic-complex="swiss" style:font-pitch-complex="variable" style:font-size-complex="18pt" style:font-style-complex="normal"/>
    </style:style>
    <style:style style:name="T27" style:family="text">
      <style:text-properties fo:font-family="Arial" style:font-style-name="Regular" style:font-family-generic="swiss" style:font-pitch="variable" fo:font-size="24pt" fo:font-style="italic" fo:font-weight="normal" style:font-family-asian="Arial" style:font-style-name-asian="Regular" style:font-family-generic-asian="swiss" style:font-pitch-asian="variable" style:font-style-asian="italic" style:font-family-complex="Arial" style:font-style-name-complex="Regular" style:font-family-generic-complex="swiss" style:font-pitch-complex="variable" style:font-style-complex="italic"/>
    </style:style>
    <style:style style:name="T28" style:family="text">
      <style:text-properties fo:font-size="24pt" fo:font-style="normal" fo:font-weight="normal" style:font-style-asian="normal" style:font-style-complex="normal"/>
    </style:style>
    <style:style style:name="T29" style:family="text">
      <style:text-properties style:text-position="sub 58%" fo:font-size="24pt" fo:font-style="italic" fo:font-weight="normal" style:font-style-asian="italic" style:font-style-complex="italic"/>
    </style:style>
    <style:style style:name="T30" style:family="text">
      <style:text-properties style:text-position="0% 100%" fo:font-size="24pt" fo:font-style="normal" fo:font-weight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1.342cm" svg:height="1.283cm" svg:x="1.894cm" svg:y="10.203cm">
          <text:p><text:span text:style-name="T1">p</text:span><text:span text:style-name="T2">o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" draw:layer="layout" svg:width="0.548cm" svg:height="0.513cm" svg:x="2.291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3" draw:layer="layout" svg:width="0.548cm" svg:height="0.512cm" svg:x="2.291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" draw:layer="layout" svg:width="1.342cm" svg:height="1.283cm" svg:x="1.894cm" svg:y="4.594cm">
          <text:p><text:span text:style-name="T1">o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565cm" svg:y1="3.213cm" svg:x2="2.565cm" svg:y2="4.594cm" draw:start-shape="id1" draw:start-glue-point="2" draw:end-shape="id2" svg:d="m2565 3213v1381">
          <text:p/>
        </draw:connector>
        <draw:connector draw:style-name="gr3" draw:text-style-name="P2" draw:layer="layout" draw:type="line" svg:x1="2.564cm" svg:y1="5.877cm" svg:x2="2.565cm" svg:y2="7.758cm" draw:start-shape="id2" draw:start-glue-point="8" draw:end-shape="id3" draw:end-glue-point="0" svg:d="m2564 5877 1 1881">
          <text:p/>
        </draw:connector>
        <draw:connector draw:style-name="gr3" draw:text-style-name="P2" draw:layer="layout" draw:type="line" svg:x1="2.565cm" svg:y1="8.27cm" svg:x2="2.564cm" svg:y2="10.203cm" draw:start-shape="id3" draw:start-glue-point="2" draw:end-shape="id4" draw:end-glue-point="4" svg:d="m2565 8270-1 1933">
          <text:p/>
        </draw:connector>
        <draw:custom-shape draw:style-name="gr2" draw:text-style-name="P2" draw:id="id5" draw:layer="layout" svg:width="0.548cm" svg:height="0.513cm" svg:x="6.394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1.342cm" svg:height="1.283cm" svg:x="5.997cm" svg:y="16.067cm">
          <text:p text:style-name="P3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668cm" svg:y1="14.136cm" svg:x2="6.668cm" svg:y2="16.067cm" draw:start-shape="id5" draw:start-glue-point="2" draw:end-shape="id6" svg:d="m6668 14136v1931">
          <text:p/>
        </draw:connector>
        <draw:connector draw:style-name="gr3" draw:text-style-name="P2" draw:layer="layout" draw:type="line" svg:x1="2.565cm" svg:y1="11.486cm" svg:x2="6.668cm" svg:y2="13.623cm" draw:start-shape="id4" draw:start-glue-point="8" draw:end-shape="id5" draw:end-glue-point="0" svg:d="m2565 11486 4103 2137">
          <text:p/>
        </draw:connector>
        <draw:connector draw:style-name="gr3" draw:text-style-name="P2" draw:layer="layout" draw:type="line" svg:x1="10.4cm" svg:y1="11.486cm" svg:x2="6.668cm" svg:y2="13.623cm" draw:start-shape="id7" draw:start-glue-point="8" draw:end-shape="id5" draw:end-glue-point="0" svg:d="m10400 11486-3732 2137">
          <text:p/>
        </draw:connector>
        <draw:custom-shape draw:style-name="gr1" draw:text-style-name="P1" draw:id="id10" draw:layer="layout" svg:width="1.342cm" svg:height="1.283cm" svg:x="16.729cm" svg:y="10.203cm">
          <text:p><text:span text:style-name="T1">p</text:span><text:span text:style-name="T2">o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20" draw:layer="layout" svg:width="0.548cm" svg:height="0.513cm" svg:x="17.12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9" draw:layer="layout" svg:width="0.548cm" svg:height="0.512cm" svg:x="17.126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" draw:layer="layout" svg:width="1.342cm" svg:height="1.283cm" svg:x="16.729cm" svg:y="4.594cm">
          <text:p><text:span text:style-name="T1">o</text:span><text:span text:style-name="T3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407cm" svg:y1="3.213cm" svg:x2="17.4cm" svg:y2="4.594cm" draw:end-shape="id8" svg:d="m17407 3213-7 1381">
          <text:p/>
        </draw:connector>
        <draw:connector draw:style-name="gr3" draw:text-style-name="P2" draw:layer="layout" draw:type="line" svg:x1="17.4cm" svg:y1="5.877cm" svg:x2="17.4cm" svg:y2="7.758cm" draw:start-shape="id8" draw:start-glue-point="8" draw:end-shape="id9" draw:end-glue-point="0" svg:d="m17400 5877v1881">
          <text:p/>
        </draw:connector>
        <draw:connector draw:style-name="gr3" draw:text-style-name="P2" draw:layer="layout" draw:type="line" svg:x1="17.4cm" svg:y1="8.27cm" svg:x2="17.4cm" svg:y2="10.203cm" draw:start-shape="id9" draw:start-glue-point="2" draw:end-shape="id10" draw:end-glue-point="4" svg:d="m17400 8270v1933">
          <text:p/>
        </draw:connector>
        <draw:custom-shape draw:style-name="gr1" draw:text-style-name="P1" draw:id="id14" draw:layer="layout" svg:width="1.342cm" svg:height="1.284cm" svg:x="25.478cm" svg:y="10.203cm">
          <text:p><text:span text:style-name="T1">p</text:span><text:span text:style-name="T2">d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1" draw:layer="layout" svg:width="0.548cm" svg:height="0.513cm" svg:x="25.875cm" svg:y="2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3" draw:layer="layout" svg:width="0.548cm" svg:height="0.512cm" svg:x="25.875cm" svg:y="7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2" draw:layer="layout" svg:width="1.342cm" svg:height="1.283cm" svg:x="25.478cm" svg:y="4.595cm">
          <text:p><text:span text:style-name="T1">d</text:span><text:span text:style-name="T3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6.149cm" svg:y1="3.214cm" svg:x2="26.149cm" svg:y2="4.595cm" draw:start-shape="id11" draw:start-glue-point="2" draw:end-shape="id12" svg:d="m26149 3214v1381">
          <text:p/>
        </draw:connector>
        <draw:connector draw:style-name="gr3" draw:text-style-name="P2" draw:layer="layout" draw:type="line" svg:x1="26.149cm" svg:y1="5.878cm" svg:x2="26.149cm" svg:y2="7.759cm" draw:start-shape="id12" draw:start-glue-point="8" draw:end-shape="id13" draw:end-glue-point="0" svg:d="m26149 5878v1881">
          <text:p/>
        </draw:connector>
        <draw:connector draw:style-name="gr3" draw:text-style-name="P2" draw:layer="layout" draw:type="line" svg:x1="26.149cm" svg:y1="8.271cm" svg:x2="26.149cm" svg:y2="10.203cm" draw:start-shape="id13" draw:start-glue-point="2" draw:end-shape="id14" draw:end-glue-point="4" svg:d="m26149 8271v1932">
          <text:p/>
        </draw:connector>
        <draw:custom-shape draw:style-name="gr2" draw:text-style-name="P2" draw:id="id15" draw:layer="layout" svg:width="0.548cm" svg:height="0.513cm" svg:x="21.646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6" draw:layer="layout" svg:width="1.342cm" svg:height="1.283cm" svg:x="21.249cm" svg:y="16.067cm">
          <text:p text:style-name="P3"><text:span text:style-name="T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1.92cm" svg:y1="14.136cm" svg:x2="21.92cm" svg:y2="16.067cm" draw:start-shape="id15" draw:start-glue-point="2" draw:end-shape="id16" svg:d="m21920 14136v1931">
          <text:p/>
        </draw:connector>
        <draw:connector draw:style-name="gr3" draw:text-style-name="P2" draw:layer="layout" draw:type="line" svg:x1="17.4cm" svg:y1="11.486cm" svg:x2="21.92cm" svg:y2="13.623cm" draw:start-shape="id10" draw:start-glue-point="8" draw:end-shape="id15" draw:end-glue-point="0" svg:d="m17400 11486 4520 2137">
          <text:p/>
        </draw:connector>
        <draw:connector draw:style-name="gr3" draw:text-style-name="P2" draw:layer="layout" draw:type="line" svg:x1="26.149cm" svg:y1="11.487cm" svg:x2="21.92cm" svg:y2="13.623cm" draw:start-shape="id14" draw:start-glue-point="8" draw:end-shape="id15" draw:end-glue-point="0" svg:d="m26149 11487-4229 2136">
          <text:p/>
        </draw:connector>
        <draw:custom-shape draw:style-name="gr2" draw:text-style-name="P2" draw:id="id18" draw:layer="layout" svg:width="0.548cm" svg:height="0.513cm" svg:x="21.646cm" svg:y="19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9" draw:layer="layout" svg:width="1.342cm" svg:height="1.283cm" svg:x="21.249cm" svg:y="21.518cm">
          <text:p><text:span text:style-name="T1">s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668cm" svg:y1="17.35cm" svg:x2="6.668cm" svg:y2="19.224cm" draw:start-shape="id6" draw:start-glue-point="8" draw:end-shape="id17" draw:end-glue-point="0" svg:d="m6668 17350v1874">
          <text:p/>
        </draw:connector>
        <draw:connector draw:style-name="gr3" draw:text-style-name="P4" draw:layer="layout" draw:type="line" svg:x1="21.92cm" svg:y1="17.35cm" svg:x2="21.92cm" svg:y2="19.224cm" draw:start-shape="id16" draw:start-glue-point="8" draw:end-shape="id18" draw:end-glue-point="0" svg:d="m21920 17350v1874">
          <text:p/>
        </draw:connector>
        <draw:connector draw:style-name="gr3" draw:text-style-name="P4" draw:layer="layout" draw:type="line" svg:x1="21.92cm" svg:y1="19.737cm" svg:x2="21.92cm" svg:y2="21.518cm" draw:start-shape="id18" draw:start-glue-point="2" draw:end-shape="id19" draw:end-glue-point="4" svg:d="m21920 19737v1781">
          <text:p/>
        </draw:connector>
        <draw:connector draw:style-name="gr5" draw:text-style-name="P4" draw:layer="layout" draw:type="curve" svg:x1="2.839cm" svg:y1="2.956cm" svg:x2="3.236cm" svg:y2="5.235cm" draw:start-shape="id1" draw:start-glue-point="1" draw:end-shape="id2" draw:end-glue-point="10" svg:d="m2839 2956c1347 0 1148 2279 397 2279">
          <text:p/>
        </draw:connector>
        <draw:connector draw:style-name="gr5" draw:text-style-name="P4" draw:layer="layout" draw:type="curve" svg:x1="2.839cm" svg:y1="8.014cm" svg:x2="3.236cm" svg:y2="10.844cm" draw:start-shape="id3" draw:start-glue-point="1" draw:end-shape="id4" draw:end-glue-point="10" svg:d="m2839 8014c1347 0 1148 2830 397 2830">
          <text:p/>
        </draw:connector>
        <draw:connector draw:style-name="gr5" draw:text-style-name="P4" draw:layer="layout" draw:type="curve" svg:x1="17.674cm" svg:y1="2.956cm" svg:x2="18.071cm" svg:y2="5.236cm" draw:start-shape="id20" draw:start-glue-point="1" draw:end-shape="id8" draw:end-glue-point="10" svg:d="m17674 2956c1347 0 1148 2280 397 2280">
          <text:p/>
        </draw:connector>
        <draw:connector draw:style-name="gr5" draw:text-style-name="P4" draw:layer="layout" draw:type="curve" svg:x1="17.674cm" svg:y1="8.014cm" svg:x2="18.071cm" svg:y2="10.845cm" draw:start-shape="id9" draw:start-glue-point="1" draw:end-shape="id10" draw:end-glue-point="10" svg:d="m17674 8014c1347 0 1148 2831 397 2831">
          <text:p/>
        </draw:connector>
        <draw:connector draw:style-name="gr5" draw:text-style-name="P4" draw:layer="layout" draw:type="curve" svg:x1="26.423cm" svg:y1="2.957cm" svg:x2="26.82cm" svg:y2="5.237cm" draw:start-shape="id11" draw:start-glue-point="1" draw:end-shape="id12" draw:end-glue-point="10" svg:d="m26423 2957c1347 0 1148 2280 397 2280">
          <text:p/>
        </draw:connector>
        <draw:connector draw:style-name="gr5" draw:text-style-name="P4" draw:layer="layout" draw:type="curve" svg:x1="26.423cm" svg:y1="8.015cm" svg:x2="26.82cm" svg:y2="10.845cm" draw:start-shape="id13" draw:start-glue-point="1" draw:end-shape="id14" draw:end-glue-point="10" svg:d="m26423 8015c1347 0 1148 2830 397 2830">
          <text:p/>
        </draw:connector>
        <draw:connector draw:style-name="gr6" draw:text-style-name="P4" draw:layer="layout" draw:type="curve" svg:x1="2.291cm" svg:y1="8.014cm" svg:x2="1.894cm" svg:y2="5.235cm" draw:start-shape="id3" draw:start-glue-point="3" draw:end-shape="id2" draw:end-glue-point="6" svg:d="m2291 8014c-1347 0-1148-2779-397-2779">
          <text:p/>
        </draw:connector>
        <draw:connector draw:style-name="gr6" draw:text-style-name="P4" draw:layer="layout" draw:type="curve" svg:x1="6.394cm" svg:y1="19.48cm" svg:x2="5.997cm" svg:y2="16.709cm" draw:start-shape="id17" draw:start-glue-point="3" draw:end-shape="id6" draw:end-glue-point="6" svg:d="m6394 19480c-1347 0-1148-2771-397-2771">
          <text:p/>
        </draw:connector>
        <draw:connector draw:style-name="gr6" draw:text-style-name="P4" draw:layer="layout" draw:type="curve" svg:x1="21.646cm" svg:y1="19.48cm" svg:x2="21.249cm" svg:y2="16.709cm" draw:start-shape="id18" draw:start-glue-point="3" draw:end-shape="id16" draw:end-glue-point="6" svg:d="m21646 19480c-1347 0-1148-2771-397-2771">
          <text:p/>
        </draw:connector>
        <draw:connector draw:style-name="gr7" draw:text-style-name="P4" draw:layer="layout" draw:type="curve" svg:x1="6.942cm" svg:y1="13.879cm" svg:x2="7.339cm" svg:y2="16.709cm" draw:start-shape="id5" draw:start-glue-point="1" draw:end-shape="id6" draw:end-glue-point="10" svg:d="m6942 13879c1347 0 1148 2830 397 2830">
          <text:p/>
        </draw:connector>
        <draw:connector draw:style-name="gr5" draw:text-style-name="P4" draw:layer="layout" draw:type="curve" svg:x1="22.194cm" svg:y1="13.879cm" svg:x2="22.591cm" svg:y2="16.709cm" draw:start-shape="id15" draw:start-glue-point="1" draw:end-shape="id16" draw:end-glue-point="10" svg:d="m22194 13879c1347 0 1148 2830 397 2830">
          <text:p/>
        </draw:connector>
        <draw:connector draw:style-name="gr6" draw:text-style-name="P4" draw:layer="layout" draw:type="curve" svg:x1="6.394cm" svg:y1="13.879cm" svg:x2="2.565cm" svg:y2="11.486cm" draw:start-shape="id5" draw:start-glue-point="3" draw:end-shape="id4" draw:end-glue-point="8" svg:d="m6394 13879c-2553 0-3829-797-3829-2393">
          <text:p/>
        </draw:connector>
        <draw:connector draw:style-name="gr6" draw:text-style-name="P4" draw:layer="layout" draw:type="curve" svg:x1="6.668cm" svg:y1="13.623cm" svg:x2="9.729cm" svg:y2="10.845cm" draw:start-shape="id5" draw:start-glue-point="0" draw:end-shape="id7" draw:end-glue-point="6" svg:d="m6668 13623c0-1852 1020-2778 3061-2778">
          <text:p/>
        </draw:connector>
        <draw:connector draw:style-name="gr6" draw:text-style-name="P4" draw:layer="layout" draw:type="curve" svg:x1="21.92cm" svg:y1="13.623cm" svg:x2="25.478cm" svg:y2="10.845cm" draw:start-shape="id15" draw:start-glue-point="0" draw:end-shape="id14" draw:end-glue-point="6" svg:d="m21920 13623c0-1852 1186-2778 3558-2778">
          <text:p/>
        </draw:connector>
        <draw:frame draw:style-name="gr8" draw:text-style-name="P5" draw:layer="layout" svg:width="24.5cm" svg:height="2.5cm" svg:x="7.3cm" svg:y="18.6cm">
          <draw:text-box>
            <text:p><text:span text:style-name="T1">N </text:span><text:span text:style-name="T4">(</text:span><text:span text:style-name="T1">s</text:span><text:span text:style-name="T2">i</text:span><text:span text:style-name="T5">;</text:span><text:span text:style-name="T6"> </text:span><text:span text:style-name="T7">x</text:span><text:span text:style-name="T8">,</text:span><text:span text:style-name="T9"> γ</text:span><text:span text:style-name="T10">2</text:span><text:span text:style-name="T4">)</text:span><text:span text:style-name="T11"> <text:s text:c="50"/></text:span><text:span text:style-name="T1">N </text:span><text:span text:style-name="T4">(</text:span><text:span text:style-name="T1">s</text:span><text:span text:style-name="T2">j</text:span><text:span text:style-name="T5">;</text:span><text:span text:style-name="T6"> </text:span><text:span text:style-name="T12">y</text:span><text:span text:style-name="T8">,</text:span><text:span text:style-name="T9"> γ</text:span><text:span text:style-name="T10">2</text:span><text:span text:style-name="T4">)</text:span><text:span text:style-name="T11"> <text:s text:c="10"/></text:span></text:p>
          </draw:text-box>
        </draw:frame>
        <draw:connector draw:style-name="gr6" draw:text-style-name="P4" draw:layer="layout" draw:type="curve" svg:x1="17.126cm" svg:y1="8.014cm" svg:x2="16.729cm" svg:y2="5.236cm" draw:start-shape="id9" draw:start-glue-point="3" draw:end-shape="id8" draw:end-glue-point="6" svg:d="m17126 8014c-1347 0-1148-2778-397-2778">
          <text:p/>
        </draw:connector>
        <draw:connector draw:style-name="gr6" draw:text-style-name="P4" draw:layer="layout" draw:type="curve" svg:x1="25.875cm" svg:y1="8.015cm" svg:x2="25.497cm" svg:y2="5.238cm" draw:start-shape="id13" draw:start-glue-point="3" svg:d="m25875 8015c-751 0-562-2777-378-2777">
          <text:p/>
        </draw:connector>
        <draw:connector draw:style-name="gr6" draw:text-style-name="P4" draw:layer="layout" draw:type="curve" svg:x1="21.646cm" svg:y1="13.879cm" svg:x2="16.925cm" svg:y2="11.298cm" draw:start-shape="id15" draw:start-glue-point="3" draw:end-shape="id10" draw:end-glue-point="7" svg:d="m21646 13879c-3148 0-4721-860-4721-2581">
          <text:p/>
        </draw:connector>
        <draw:frame draw:style-name="gr9" draw:text-style-name="P6" draw:layer="layout" svg:width="30cm" svg:height="1.75cm" svg:x="1cm" svg:y="1.3cm">
          <draw:text-box>
            <text:p><text:span text:style-name="T13">N </text:span><text:span text:style-name="T14">(</text:span><text:span text:style-name="T13">o</text:span><text:span text:style-name="T2">i</text:span><text:span text:style-name="T15">;</text:span><text:span text:style-name="T16"> </text:span><text:span text:style-name="T17">μ</text:span><text:span text:style-name="T18">oi</text:span><text:span text:style-name="T19">,</text:span><text:span text:style-name="T17"> σ</text:span><text:span text:style-name="T18">oi</text:span><text:span text:style-name="T20">2</text:span><text:span text:style-name="T14">) </text:span><text:span text:style-name="T21"><text:s text:c="7"/></text:span><text:span text:style-name="T13">N </text:span><text:span text:style-name="T14">(</text:span><text:span text:style-name="T13">d</text:span><text:span text:style-name="T22">j</text:span><text:span text:style-name="T15">;</text:span><text:span text:style-name="T16"> </text:span><text:span text:style-name="T17">μ</text:span><text:span text:style-name="T18">dj</text:span><text:span text:style-name="T19">,</text:span><text:span text:style-name="T17"> σ</text:span><text:span text:style-name="T18">dj</text:span><text:span text:style-name="T20">2</text:span><text:span text:style-name="T14">) </text:span><text:span text:style-name="T21"><text:s text:c="15"/></text:span><text:span text:style-name="T13">N </text:span><text:span text:style-name="T14">(</text:span><text:span text:style-name="T13">o</text:span><text:span text:style-name="T3">j</text:span><text:span text:style-name="T15">;</text:span><text:span text:style-name="T16"> </text:span><text:span text:style-name="T17">μ</text:span><text:span text:style-name="T18">oj</text:span><text:span text:style-name="T19">,</text:span><text:span text:style-name="T17"> σ</text:span><text:span text:style-name="T18">oj</text:span><text:span text:style-name="T20">2</text:span><text:span text:style-name="T14">) </text:span><text:span text:style-name="T21"><text:s text:c="15"/></text:span><text:span text:style-name="T13">N </text:span><text:span text:style-name="T14">(</text:span><text:span text:style-name="T13">d</text:span><text:span text:style-name="T23">i</text:span><text:span text:style-name="T15">;</text:span><text:span text:style-name="T16"> </text:span><text:span text:style-name="T17">μ</text:span><text:span text:style-name="T18">di</text:span><text:span text:style-name="T19">,</text:span><text:span text:style-name="T17"> σ</text:span><text:span text:style-name="T18">di</text:span><text:span text:style-name="T20">2</text:span><text:span text:style-name="T14">)</text:span></text:p>
          </draw:text-box>
        </draw:frame>
        <draw:frame draw:style-name="gr10" draw:text-style-name="P6" draw:layer="layout" svg:width="31.2cm" svg:height="3.3cm" svg:x="2.1cm" svg:y="7.1cm">
          <draw:text-box>
            <text:p><text:span text:style-name="T24"><text:s text:c="3"/></text:span><text:span text:style-name="T13">N </text:span><text:span text:style-name="T14">(</text:span><text:span text:style-name="T13">p</text:span><text:span text:style-name="T2">oi</text:span><text:span text:style-name="T15">;</text:span><text:span text:style-name="T16"> </text:span><text:span text:style-name="T25">o</text:span><text:span text:style-name="T2">i</text:span><text:span text:style-name="T19">,</text:span><text:span text:style-name="T17"> β</text:span><text:span text:style-name="T26">1</text:span><text:span text:style-name="T20">2</text:span><text:span text:style-name="T14">) </text:span><text:span text:style-name="T21"><text:s text:c="14"/></text:span><text:span text:style-name="T13">N </text:span><text:span text:style-name="T14">(</text:span><text:span text:style-name="T13">p</text:span><text:span text:style-name="T2">dj</text:span><text:span text:style-name="T15">;</text:span><text:span text:style-name="T16"> </text:span><text:span text:style-name="T25">d</text:span><text:span text:style-name="T22">j</text:span><text:span text:style-name="T19">,</text:span><text:span text:style-name="T17"> β</text:span><text:span text:style-name="T26">2</text:span><text:span text:style-name="T20">2</text:span><text:span text:style-name="T14">)</text:span><text:span text:style-name="T21"> <text:s text:c="12"/></text:span><text:span text:style-name="T13">N </text:span><text:span text:style-name="T14">(</text:span><text:span text:style-name="T13">p</text:span><text:span text:style-name="T2">oj</text:span><text:span text:style-name="T15">;</text:span><text:span text:style-name="T16"> </text:span><text:span text:style-name="T25">o</text:span><text:span text:style-name="T3">j</text:span><text:span text:style-name="T19">,</text:span><text:span text:style-name="T17"> β</text:span><text:span text:style-name="T26">1</text:span><text:span text:style-name="T20">2</text:span><text:span text:style-name="T14">) </text:span><text:span text:style-name="T21"><text:s text:c="17"/></text:span><text:span text:style-name="T13">N </text:span><text:span text:style-name="T14">(</text:span><text:span text:style-name="T13">p</text:span><text:span text:style-name="T2">di</text:span><text:span text:style-name="T15">;</text:span><text:span text:style-name="T16"> </text:span><text:span text:style-name="T25">d</text:span><text:span text:style-name="T23">i</text:span><text:span text:style-name="T19">,</text:span><text:span text:style-name="T17"> β</text:span><text:span text:style-name="T26">2</text:span><text:span text:style-name="T20">2</text:span><text:span text:style-name="T14">)</text:span><text:span text:style-name="T21"> </text:span></text:p>
          </draw:text-box>
        </draw:frame>
        <draw:frame draw:style-name="gr9" draw:text-style-name="P6" draw:layer="layout" svg:width="24.7cm" svg:height="1.75cm" svg:x="6.9cm" svg:y="13.15cm">
          <draw:text-box>
            <text:p><text:span text:style-name="T24"><text:s text:c="2"/></text:span><text:span text:style-name="T27">δ</text:span><text:span text:style-name="T24"> </text:span><text:span text:style-name="T28">(</text:span><text:span text:style-name="T24"> x</text:span><text:span text:style-name="T29"> <text:s/></text:span><text:span text:style-name="T24">= </text:span><text:span text:style-name="T13">p</text:span><text:span text:style-name="T2">oi</text:span><text:span text:style-name="T29"> </text:span><text:span text:style-name="T28">-</text:span><text:span text:style-name="T24"> </text:span><text:span text:style-name="T13">p</text:span><text:span text:style-name="T2">dj</text:span><text:span text:style-name="T29"> </text:span><text:span text:style-name="T30">)</text:span><text:span text:style-name="T29"> </text:span><text:span text:style-name="T21"><text:s text:c="48"/></text:span><text:span text:style-name="T27">δ </text:span><text:span text:style-name="T28">(</text:span><text:span text:style-name="T24"> y</text:span><text:span text:style-name="T29"> <text:s/></text:span><text:span text:style-name="T24">= </text:span><text:span text:style-name="T13">p</text:span><text:span text:style-name="T2">oj</text:span><text:span text:style-name="T29"> </text:span><text:span text:style-name="T28">-</text:span><text:span text:style-name="T24"> </text:span><text:span text:style-name="T13">p</text:span><text:span text:style-name="T2">di</text:span><text:span text:style-name="T29"> <text:s/></text:span><text:span text:style-name="T30">)</text:span><text:span text:style-name="T29"> </text:span><text:span text:style-name="T21"><text:s/></text:span></text:p>
          </draw:text-box>
        </draw:frame>
        <draw:custom-shape draw:style-name="gr1" draw:text-style-name="P1" draw:id="id7" draw:layer="layout" svg:width="1.342cm" svg:height="1.283cm" svg:x="9.729cm" svg:y="10.203cm">
          <text:p><text:span text:style-name="T1">p</text:span><text:span text:style-name="T2">d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23" draw:layer="layout" svg:width="0.548cm" svg:height="0.513cm" svg:x="10.12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2" draw:layer="layout" svg:width="0.548cm" svg:height="0.512cm" svg:x="10.126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1" draw:layer="layout" svg:width="1.342cm" svg:height="1.283cm" svg:x="9.729cm" svg:y="4.594cm">
          <text:p><text:span text:style-name="T1">d</text:span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413cm" svg:y1="3.213cm" svg:x2="10.4cm" svg:y2="4.594cm" draw:end-shape="id21" svg:d="m10413 3213-13 1381">
          <text:p/>
        </draw:connector>
        <draw:connector draw:style-name="gr3" draw:text-style-name="P2" draw:layer="layout" draw:type="line" svg:x1="10.4cm" svg:y1="5.877cm" svg:x2="10.4cm" svg:y2="7.758cm" draw:start-shape="id21" draw:start-glue-point="8" draw:end-shape="id22" draw:end-glue-point="0" svg:d="m10400 5877v1881">
          <text:p/>
        </draw:connector>
        <draw:connector draw:style-name="gr3" draw:text-style-name="P2" draw:layer="layout" draw:type="line" svg:x1="10.4cm" svg:y1="8.27cm" svg:x2="10.4cm" svg:y2="10.203cm" draw:start-shape="id22" draw:start-glue-point="2" draw:end-shape="id7" draw:end-glue-point="4" svg:d="m10400 8270v1933">
          <text:p/>
        </draw:connector>
        <draw:connector draw:style-name="gr5" draw:text-style-name="P4" draw:layer="layout" draw:type="curve" svg:x1="10.674cm" svg:y1="2.956cm" svg:x2="11.071cm" svg:y2="5.236cm" draw:start-shape="id23" draw:start-glue-point="1" draw:end-shape="id21" draw:end-glue-point="10" svg:d="m10674 2956c1347 0 1148 2280 397 2280">
          <text:p/>
        </draw:connector>
        <draw:connector draw:style-name="gr5" draw:text-style-name="P4" draw:layer="layout" draw:type="curve" svg:x1="10.674cm" svg:y1="8.014cm" svg:x2="11.071cm" svg:y2="10.845cm" draw:start-shape="id22" draw:start-glue-point="1" draw:end-shape="id7" draw:end-glue-point="10" svg:d="m10674 8014c1347 0 1148 2831 397 2831">
          <text:p/>
        </draw:connector>
        <draw:connector draw:style-name="gr6" draw:text-style-name="P4" draw:layer="layout" draw:type="curve" svg:x1="10.126cm" svg:y1="8.014cm" svg:x2="9.729cm" svg:y2="5.236cm" draw:start-shape="id22" draw:start-glue-point="3" draw:end-shape="id21" draw:end-glue-point="6" svg:d="m10126 8014c-1347 0-1148-2778-397-2778">
          <text:p/>
        </draw:connector>
        <draw:custom-shape draw:style-name="gr2" draw:text-style-name="P2" draw:id="id17" draw:layer="layout" svg:width="0.548cm" svg:height="0.513cm" svg:x="6.394cm" svg:y="19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24" draw:layer="layout" svg:width="1.342cm" svg:height="1.283cm" svg:x="5.997cm" svg:y="21.518cm">
          <text:p><text:span text:style-name="T1">s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668cm" svg:y1="19.737cm" svg:x2="6.668cm" svg:y2="21.518cm" draw:start-shape="id17" draw:start-glue-point="2" draw:end-shape="id24" draw:end-glue-point="4" svg:d="m6668 19737v17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33.4cm" fo:page-height="2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hengbo Guo</meta:initial-creator>
    <meta:creation-date>2009-09-23T14:38:48.41</meta:creation-date>
    <dc:date>2010-10-31T18:29:08</dc:date>
    <dc:creator>Shengbo Guo</dc:creator>
    <meta:editing-duration>PT16H51M07S</meta:editing-duration>
    <meta:editing-cycles>80</meta:editing-cycles>
    <meta:generator>OpenOffice.org/3.2$Unix OpenOffice.org_project/320m18$Build-9502</meta:generator>
    <meta:document-statistic meta:object-count="70"/>
  </office:meta>
</office:document-meta>
</file>